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lassEngine.eval( String source , int lineNo , int columnNo , Object o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ClassEngine.call( Object object , String method , Object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